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TEUTUSDOKUMENTTI</text:p>
      <text:p text:style-name="P1"/>
      <text:p text:style-name="P1">Tero Mäntylä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fi" fo:country="FI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ro Mantyla</meta:initial-creator>
    <meta:creation-date>2013-06-06T14:23:30</meta:creation-date>
    <dc:date>2013-06-06T14:25:26</dc:date>
    <dc:creator>Tero Mantyla</dc:creator>
    <meta:editing-duration>P0D</meta:editing-duration>
    <meta:editing-cycles>1</meta:editing-cycles>
    <meta:document-statistic meta:table-count="0" meta:image-count="0" meta:object-count="0" meta:page-count="1" meta:paragraph-count="2" meta:word-count="3" meta:character-count="30" meta:non-whitespace-character-count="30"/>
    <meta:generator>LibreOffice/3.5$Linux_X86_64 LibreOffice_project/350m1$Build-2</meta:generator>
  </office:meta>
</office:document-meta>
</file>